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70cc"/>
    </style:style>
    <style:style style:name="P2" style:family="paragraph" style:parent-style-name="Standard">
      <style:text-properties officeooo:rsid="000470cc" officeooo:paragraph-rsid="000470cc"/>
    </style:style>
    <style:style style:name="P3" style:family="paragraph" style:parent-style-name="Standard">
      <style:text-properties officeooo:rsid="00059585" officeooo:paragraph-rsid="00059585"/>
    </style:style>
    <style:style style:name="P4" style:family="paragraph" style:parent-style-name="Standard">
      <style:text-properties officeooo:paragraph-rsid="00059585"/>
    </style:style>
    <style:style style:name="P5" style:family="paragraph" style:parent-style-name="Standard">
      <style:text-properties officeooo:rsid="0006633d" officeooo:paragraph-rsid="0006633d"/>
    </style:style>
    <style:style style:name="P6" style:family="paragraph" style:parent-style-name="Standard">
      <style:text-properties fo:language="ru" fo:country="RU" officeooo:rsid="00059585" officeooo:paragraph-rsid="00059585"/>
    </style:style>
    <style:style style:name="P7" style:family="paragraph" style:parent-style-name="Standard">
      <style:text-properties officeooo:rsid="00076756" officeooo:paragraph-rsid="00076756"/>
    </style:style>
    <style:style style:name="P8" style:family="paragraph" style:parent-style-name="Standard">
      <style:text-properties fo:language="ru" fo:country="RU" officeooo:rsid="000470cc"/>
    </style:style>
    <style:style style:name="T1" style:family="text">
      <style:text-properties officeooo:rsid="000470c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7750"/>
    </style:style>
    <style:style style:name="T4" style:family="text">
      <style:text-properties fo:language="ru" fo:country="RU"/>
    </style:style>
    <style:style style:name="T5" style:family="text">
      <style:text-properties officeooo:rsid="00076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>Менеджер кредитов</text:p>
      <text:p text:style-name="P1">- Сформировать набор предложений клиенту по целевым кредитам банк<text:span text:style-name="T1">а</text:span> для оптимального выбора. </text:p>
      <text:p text:style-name="P1"><text:span text:style-name="T1">- Открытие кредитной линии для пользователя.</text:span> </text:p>
      <text:p text:style-name="P1">- Учитывать возможность досрочного погашения кредита и/или увеличения кредитной линии.</text:p>
      <text:p text:style-name="P1">- Реализовать выбор и поиск кредита.</text:p>
      <text:p text:style-name="P4"/>
      <text:p text:style-name="P1"/>
      <text:p text:style-name="P5">Мобильный оператор</text:p>
      <text:p text:style-name="P1">-Создать список тарифов компании. </text:p>
      <text:p text:style-name="P2">-Создать клиентов (завести тариф и номер, описать клиентов)</text:p>
      <text:p text:style-name="P1"><text:span text:style-name="T1">-П</text:span>одсчитать общую численность клиентов.</text:p>
      <text:p text:style-name="P1">-Провести сортировку тарифов на основе размера абонентской платы. </text:p>
      <text:p text:style-name="P1">-Найти тариф в компании, соответствующий заданному диапазону параметров <text:span text:style-name="T1">(цена и бесплатные минуты)</text:span></text:p>
      <text:p text:style-name="P1"/>
      <text:p text:style-name="P2"/>
      <text:p text:style-name="P1">Таксопарк.</text:p>
      <text:p text:style-name="P1">- Создать <text:span text:style-name="T1">автопарк</text:span>. </text:p>
      <text:p text:style-name="P1">-Подсчитать стоимость автопарка.</text:p>
      <text:p text:style-name="P1">- <text:span text:style-name="T1">Закрепить автомобили за сотрудниками (водителями)</text:span></text:p>
      <text:p text:style-name="P1">- Провести сортировку автомобилей парка по расходу топлива.</text:p>
      <text:p text:style-name="P1">- Найти автомобиль в компании, соответствующий заданному диапазону параметров скорости <text:span text:style-name="T1">и расходу топлива</text:span></text:p>
      <text:p text:style-name="P1"/>
      <text:p text:style-name="P1"/>
      <text:p text:style-name="P3">Агентство путешествий</text:p>
      <text:p text:style-name="P1"><text:span text:style-name="T1">Создать перечень т</text:span>уристически<text:span text:style-name="T1">х</text:span> путев<text:span text:style-name="T1">ок</text:span>. Сформировать набор предложений клиенту по выбору туристической путевки различного типа (отдых, экскурсии, лечение, шопинг, круиз и т.д.) для оптимального выбора. </text:p>
      <text:p text:style-name="P1">Учитывать возможность выбора транспорта, питания и числа дней. Реализовать выбор и сортировку путевок. </text:p>
      <text:p text:style-name="P2">Реализовать покупку путевки для клиента.</text:p>
      <text:p text:style-name="P1"/>
      <text:p text:style-name="P1"/>
      <text:p text:style-name="P3">Произвести декомпозицию задачи. Внести предложения по изменению архитектуры приложения. Утвердить. </text:p>
      <text:p text:style-name="P3">Создать «<text:span text:style-name="T4">многомодульный</text:span>» <text:span text:style-name="T2">maven</text:span> проект.</text:p>
      <text:p text:style-name="P3">Слои разнести по модулям <text:span text:style-name="T2">dao, </text:span><text:span text:style-name="T4">модуль </text:span><text:span text:style-name="T2">service, </text:span><text:span text:style-name="T4">модуль контроллер </text:span></text:p>
      <text:p text:style-name="P3"><text:span text:style-name="T4">Сохранение информации сделать в </text:span><text:span text:style-name="T2">List в</text:span><text:span text:style-name="T4">ыполнить операции </text:span><text:span text:style-name="T3">crud</text:span><text:span text:style-name="T4"> (эмитирующие работу с бд).</text:span></text:p>
      <text:p text:style-name="P6">В работе использовать подходы снижающие сильную связанность. Использовать интерфейсы.</text:p>
      <text:p text:style-name="P3"><text:span text:style-name="T4">Реализовать </text:span><text:span text:style-name="T2">view</text:span><text:span text:style-name="T4"> слой который будет сканировать запросы и выводить информацию на консоль.</text:span></text:p>
      <text:p text:style-name="P6">Сделать общее меню для выбора диалектов работы с приложением.</text:p>
      <text:p text:style-name="P6">(Например общее меню 1. Ввести нового клиента → 1.1 заполнить данные о клиенте 1.15 выход в главное меню)</text:p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7T13:19:05.413000000</dc:date>
    <meta:editing-duration>PT1H11M22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9" meta:word-count="235" meta:character-count="1860" meta:non-whitespace-character-count="1645"/>
  </office:meta>
</office:document-meta>
</file>